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7-21 1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14 12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1-15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0-15 12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7-15 1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23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1-12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10-30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8-02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11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10 1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12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12 12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12 1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18 1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10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29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14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04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11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15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15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14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31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16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16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02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17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18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31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31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19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15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11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7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0-18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0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120" meta:object-count="0"/>
    <meta:user-defined meta:name="AppVersion">3.0</meta:user-defined>
  </office:meta>
</office:document-meta>
</file>